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top" draw:auto-grow-height="false" draw:fit-to-size="shrink-to-fit" fo:min-height="1.063cm" fo:min-width="5.427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shrink-to-fit" fo:min-height="1.063cm" fo:min-width="7.544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427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bbe0e3" draw:textarea-horizontal-align="left" draw:textarea-vertical-align="top" draw:auto-grow-height="false" draw:fit-to-size="shrink-to-fit" fo:min-height="1.063cm" fo:min-width="5.427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shrink-to-fit" fo:min-height="1.063cm" fo:min-width="7.54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427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bbe0e3" draw:textarea-horizontal-align="left" draw:textarea-vertical-align="top" draw:auto-grow-height="false" draw:fit-to-size="shrink-to-fit" fo:min-height="1.063cm" fo:min-width="5.427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shrink-to-fit" fo:min-height="1.063cm" fo:min-width="7.544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427cm" fo:padding-top="0.13cm" fo:padding-bottom="0.13cm" fo:padding-left="0.25cm" fo:padding-right="0.25cm" fo:wrap-option="wrap" draw:shadow-color="#808080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Standard-subtitle">
      <style:graphic-properties draw:stroke="none" draw:fill="none" draw:fill-color="#bbe0e3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r4" style:family="presentation" style:parent-style-name="Standard-title">
      <style:graphic-properties draw:stroke="none" draw:fill="none" draw:fill-color="#bbe0e3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Standard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margin-top="0cm" fo:margin-bottom="0cm" fo:text-indent="0cm" style:punctuation-wrap="hanging" style:line-break="strict"/>
    </style:style>
    <style:style style:name="P2" style:family="paragraph">
      <loext:graphic-properties draw:fill="none" draw:fill-color="#bbe0e3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line-break="strict"/>
    </style:style>
    <style:style style:name="P4" style:family="paragraph">
      <loext:graphic-properties draw:fill="none" draw:fill-color="#bbe0e3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bbe0e3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3" style:family="paragraph">
      <style:paragraph-properties fo:margin-left="0.952cm" fo:margin-right="0cm" fo:margin-top="0.211cm" fo:margin-bottom="0cm" fo:text-indent="-0.952cm" style:punctuation-wrap="hanging" style:line-break="strict"/>
    </style:style>
    <style:style style:name="T1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style:style style:name="T2" style:family="text">
      <style:text-properties fo:color="#000000" fo:language="fr" fo:country="FR" style:language-asian="fr" style:country-asian="FR" style:language-complex="fr" style:country-complex="FR"/>
    </style:style>
    <style:style style:name="T3" style:family="text">
      <style:text-properties fo:language="fr" fo:country="FR" style:language-asian="fr" style:country-asian="FR" style:language-complex="fr" style:country-complex="FR"/>
    </style:style>
    <style:style style:name="T4" style:family="text">
      <style:text-properties fo:font-size="32pt" fo:language="fr" fo:country="FR" style:font-size-asian="32pt" style:language-asian="fr" style:country-asian="FR" style:font-size-complex="32pt" style:language-complex="fr" style:country-complex="FR"/>
    </style:style>
    <style:style style:name="T5" style:family="text">
      <style:text-properties fo:font-size="20pt" fo:language="fr" fo:country="FR" style:font-size-asian="20pt" style:language-asian="fr" style:country-asian="FR" style:font-size-complex="20pt" style:language-complex="fr" style:country-complex="FR"/>
    </style:style>
    <style:style style:name="T6" style:family="text">
      <style:text-properties fo:font-size="24pt" fo:language="fr" fo:country="FR" style:font-size-asian="24pt" style:language-asian="fr" style:country-asian="FR" style:font-size-complex="24pt" style:language-complex="fr" style:country-complex="F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use-date-time-name="dtd1">
        <draw:custom-shape draw:name="Espace réservé de la date 3" draw:style-name="gr1" draw:text-style-name="P2" draw:layer="layout" svg:width="5.927cm" svg:height="1.323cm" svg:x="1.27cm" svg:y="17.348cm">
          <text:list text:style-name="L1">
            <text:list-header>
              <text:p text:style-name="P1"><text:span text:style-name="T1">2 décembre 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pied de page 4" draw:style-name="gr2" draw:text-style-name="P4" draw:layer="layout" svg:width="8.044cm" svg:height="1.323cm" svg:x="8.678cm" svg:y="17.348cm">
          <text:list text:style-name="L1">
            <text:list-header>
              <text:p text:style-name="P3"><text:span text:style-name="T1">J.Callot <text:s/>L.Piedf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3" draw:text-style-name="P6" draw:layer="layout" svg:width="5.927cm" svg:height="1.323cm" svg:x="18.203cm" svg:y="17.348cm">
          <text:list text:style-name="L1">
            <text:list-header>
              <text:p text:style-name="P5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8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7"><text:span text:style-name="T2">TP2</text:span></text:p>
              </text:list-header>
            </text:list>
          </draw:text-box>
        </draw:frame>
        <draw:frame presentation:style-name="pr2" draw:text-style-name="P8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9"><text:span text:style-name="T3">Enoncé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3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draw:custom-shape draw:name="Espace réservé de la date 3" draw:style-name="gr5" draw:text-style-name="P2" draw:layer="layout" svg:width="5.927cm" svg:height="1.323cm" svg:x="1.27cm" svg:y="17.348cm">
          <text:list text:style-name="L1">
            <text:list-header>
              <text:p text:style-name="P1"><text:span text:style-name="T1">2 décembre 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pied de page 4" draw:style-name="gr6" draw:text-style-name="P4" draw:layer="layout" svg:width="8.044cm" svg:height="1.323cm" svg:x="8.678cm" svg:y="17.348cm">
          <text:list text:style-name="L1">
            <text:list-header>
              <text:p text:style-name="P3"><text:span text:style-name="T1">J.Callot <text:s/>L.Piedf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7" draw:text-style-name="P6" draw:layer="layout" svg:width="5.927cm" svg:height="1.323cm" svg:x="18.203cm" svg:y="17.348cm">
          <text:list text:style-name="L1">
            <text:list-header>
              <text:p text:style-name="P5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7"><text:span text:style-name="T4">Objectif </text:span></text:p>
              </text:list-header>
            </text:list>
          </draw:text-box>
        </draw:frame>
        <draw:frame presentation:style-name="pr5" draw:text-style-name="P8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1"><text:span text:style-name="T5">Gérer la liaison série en polling </text:span></text:p>
              </text:list-item>
              <text:list-item>
                <text:p text:style-name="P11"><text:span text:style-name="T5">Envoi d’un caractère § au démarrage</text:span></text:p>
              </text:list-item>
              <text:list-item>
                <text:p text:style-name="P11"><text:span text:style-name="T5">Faire l’écho des caractères entrés </text:span></text:p>
              </text:list-item>
              <text:list-item>
                <text:p text:style-name="P11"><text:span text:style-name="T5">Ecrire un programme d’envoi d’une chaine de caractères </text:span></text:p>
              </text:list-item>
              <text:list-item>
                <text:p text:style-name="P11"><text:span text:style-name="T5">Ecrire un programme de conversion binaire -&gt;ASCCI hexa</text:span></text:p>
              </text:list-item>
              <text:list-item>
                <text:p text:style-name="P11"><text:span text:style-name="T5">Ecrire un programme de conversion binaire -&gt;ASCCI décimal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3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draw:custom-shape draw:name="Espace réservé de la date 3" draw:style-name="gr8" draw:text-style-name="P2" draw:layer="layout" svg:width="5.927cm" svg:height="1.323cm" svg:x="1.27cm" svg:y="17.348cm">
          <text:list text:style-name="L1">
            <text:list-header>
              <text:p text:style-name="P1"><text:span text:style-name="T1">2 décembre 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pied de page 4" draw:style-name="gr9" draw:text-style-name="P4" draw:layer="layout" svg:width="8.044cm" svg:height="1.323cm" svg:x="8.678cm" svg:y="17.348cm">
          <text:list text:style-name="L1">
            <text:list-header>
              <text:p text:style-name="P3"><text:span text:style-name="T1">J.Callot <text:s/>L.Piedf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ce réservé du numéro de diapositive 5" draw:style-name="gr10" draw:text-style-name="P6" draw:layer="layout" svg:width="5.927cm" svg:height="1.323cm" svg:x="18.203cm" svg:y="17.348cm">
          <text:list text:style-name="L1">
            <text:list-header>
              <text:p text:style-name="P5"><text:span text:style-name="T1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7"><text:span text:style-name="T4">Travail à effectuer </text:span></text:p>
              </text:list-header>
            </text:list>
          </draw:text-box>
        </draw:frame>
        <draw:frame presentation:style-name="pr5" draw:text-style-name="P8" draw:layer="layout" svg:width="22.86cm" svg:height="12.572cm" svg:x="1.14cm" svg:y="4.428cm" presentation:class="outline" presentation:user-transformed="true">
          <draw:text-box>
            <text:list text:style-name="L3">
              <text:list-item>
                <text:p text:style-name="P12"><text:span text:style-name="T6">Etudier le chapitre UART dans le user manual (&amp;55)</text:span></text:p>
              </text:list-item>
              <text:list-item>
                <text:p text:style-name="P12"><text:span text:style-name="T6">Etudier le schéma de la cartes CPU <text:s/>pour déterminer quel UART(0..5) est utilisable à travers la liaison USB</text:span></text:p>
              </text:list-item>
            </text:list>
            <text:list text:style-name="L4">
              <text:list-header>
                <text:p text:style-name="P13"><text:span text:style-name="T6"><text:s text:c="4"/></text:span><text:span text:style-name="T6">gérée par le microcontrôleur MC9S08</text:span></text:p>
              </text:list-header>
            </text:list>
            <text:list text:style-name="L3">
              <text:list-item>
                <text:p text:style-name="P12"><text:span text:style-name="T6">Ecrire une fonction Init pour programmer les PCR et SIM et initialiser la liaison série (9600 bauds, 8 bits data ,pas de parité, 1 stop) la clock est à 20,9715 MHz</text:span></text:p>
              </text:list-item>
              <text:list-item>
                <text:p text:style-name="P12"><text:span text:style-name="T6">Ecrire une fonction envoi d’un caractère</text:span></text:p>
              </text:list-item>
              <text:list-item>
                <text:p text:style-name="P12"><text:span text:style-name="T6">Ecrire une fonction réception d’un caractère </text:span></text:p>
              </text:list-item>
              <text:list-item>
                <text:p text:style-name="P12"><text:span text:style-name="T6">Ecrire le programme d’envoi d’une chaine de caractère </text:span></text:p>
              </text:list-item>
              <text:list-item>
                <text:p text:style-name="P12"><text:span text:style-name="T6">Ecrire les programmes de conversion 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3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language="fr" fo:country="FR" style:language-asian="fr" style:country-asian="FR" style:language-complex="fr" style:country-complex="FR"/>
    </style:style>
    <style:style style:name="MT2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1">2 décembre 2014</text:span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1">J.Callot <text:s/>L.Piedfort</text:span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1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draw:style-name="Mgr4" draw:text-style-name="MP7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7" draw:layer="backgroundobjects" svg:width="8.255cm" svg:height="1.27cm" svg:x="-0.001cm" svg:y="24.126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7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9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P2</dc:title>
    <meta:initial-creator> </meta:initial-creator>
    <meta:creation-date>2013-08-13T12:03:04.593000000</meta:creation-date>
    <dc:date>2016-02-03T10:24:29.562000000</dc:date>
    <meta:editing-cycles>12</meta:editing-cycles>
    <meta:editing-duration>PT5H6M57S</meta:editing-duration>
    <meta:document-statistic meta:object-count="43"/>
    <meta:generator>LibreOffice/4.4.7.2$Windows_x86 LibreOffice_project/f3153a8b245191196a4b6b9abd1d0da16eead600</meta:generator>
  </office:meta>
</office:document-meta>
</file>